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svg:stroke-width="0.03cm" svg:stroke-color="#dbdbce" draw:fill="none" draw:fill-color="#ffffff" fo:padding-top="-0.035cm" fo:padding-bottom="-0.035cm" fo:padding-left="-0.035cm" fo:padding-right="-0.035cm"/>
    </style:style>
    <style:style style:name="gr6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  <style:style style:name="gr7" style:family="graphic" style:parent-style-name="standard">
      <style:graphic-properties svg:stroke-width="0.03cm" svg:stroke-color="#494936" draw:fill="none" draw:fill-color="#ffffff" fo:padding-top="-0.035cm" fo:padding-bottom="-0.035cm" fo:padding-left="-0.035cm" fo:padding-right="-0.035cm"/>
    </style:style>
    <style:style style:name="gr8" style:family="graphic" style:parent-style-name="standard">
      <style:graphic-properties svg:stroke-width="0.07cm" svg:stroke-color="#ecece7" draw:fill="none" draw:fill-color="#ffffff" fo:padding-top="-0.015cm" fo:padding-bottom="-0.015cm" fo:padding-left="-0.015cm" fo:padding-right="-0.015cm"/>
    </style:style>
    <style:style style:name="gr9" style:family="graphic" style:parent-style-name="standard">
      <style:graphic-properties svg:stroke-width="0.07cm" svg:stroke-color="#000000" draw:fill="none" draw:fill-color="#ffffff" fo:padding-top="-0.015cm" fo:padding-bottom="-0.015cm" fo:padding-left="-0.015cm" fo:padding-right="-0.015cm"/>
    </style:style>
  </office:automatic-styles>
  <office:body>
    <office:drawing>
      <draw:page draw:name="page1" draw:style-name="dp1" draw:master-page-name="Default">
        <draw:g>
          <draw:glue-point draw:id="4" svg:x="-3.731cm" svg:y="-5cm"/>
          <draw:glue-point draw:id="5" svg:x="5cm" svg:y="-5cm"/>
          <draw:glue-point draw:id="6" svg:x="0.634cm" svg:y="-5cm"/>
          <draw:glue-point draw:id="7" svg:x="-5cm" svg:y="5cm"/>
          <draw:glue-point draw:id="8" svg:x="3.733cm" svg:y="5cm"/>
          <draw:glue-point draw:id="9" svg:x="-0.634cm" svg:y="5cm"/>
          <draw:glue-point draw:id="10" svg:x="-5cm" svg:y="-3.823cm"/>
          <draw:glue-point draw:id="11" svg:x="-5cm" svg:y="0.588cm"/>
          <draw:glue-point draw:id="12" svg:x="-5cm" svg:y="-1.469cm"/>
          <draw:glue-point draw:id="13" svg:x="-5cm" svg:y="1.765cm"/>
          <draw:glue-point draw:id="14" svg:x="-5cm" svg:y="-0.403cm"/>
          <draw:glue-point draw:id="15" svg:x="-5cm" svg:y="2.87cm"/>
          <draw:glue-point draw:id="16" svg:x="5cm" svg:y="3.75cm"/>
          <draw:glue-point draw:id="17" svg:x="5cm" svg:y="-0.626cm"/>
          <draw:glue-point draw:id="18" svg:x="-1.428cm" svg:y="0.189cm"/>
          <draw:polygon draw:style-name="gr1" draw:layer="layout" svg:width="1.957cm" svg:height="0.235cm" svg:x="0cm" svg:y="0cm" svg:viewBox="0 0 1958 236" draw:points="0,236 248,0 1958,0 1709,236">
            <text:p/>
          </draw:polygon>
          <draw:polygon draw:style-name="gr2" draw:layer="layout" svg:width="1.957cm" svg:height="0.235cm" svg:x="0cm" svg:y="0cm" svg:viewBox="0 0 1958 236" draw:points="0,236 248,0 1958,0 1709,236">
            <text:p/>
          </draw:polygon>
          <draw:polygon draw:style-name="gr3" draw:layer="layout" svg:width="1.709cm" svg:height="1.765cm" svg:x="0cm" svg:y="0.235cm" svg:viewBox="0 0 1710 1766" draw:points="0,0 1710,0 1710,1766 0,1766">
            <text:p/>
          </draw:polygon>
          <draw:polygon draw:style-name="gr2" draw:layer="layout" svg:width="1.709cm" svg:height="1.765cm" svg:x="0cm" svg:y="0.235cm" svg:viewBox="0 0 1710 1766" draw:points="0,0 1710,0 1710,1766 0,1766">
            <text:p/>
          </draw:polygon>
          <draw:polygon draw:style-name="gr4" draw:layer="layout" svg:width="0.248cm" svg:height="2cm" svg:x="1.709cm" svg:y="0cm" svg:viewBox="0 0 249 2001" draw:points="0,2001 249,1750 249,0 0,235">
            <text:p/>
          </draw:polygon>
          <draw:polygon draw:style-name="gr2" draw:layer="layout" svg:width="0.248cm" svg:height="2cm" svg:x="1.709cm" svg:y="0cm" svg:viewBox="0 0 249 2001" draw:points="0,2001 249,1750 249,0 0,235">
            <text:p/>
          </draw:polygon>
          <draw:line draw:style-name="gr5" draw:layer="layout" svg:x1="0cm" svg:y1="0.706cm" svg:x2="1.724cm" svg:y2="0.706cm">
            <text:p/>
          </draw:line>
          <draw:line draw:style-name="gr6" draw:layer="layout" svg:x1="0cm" svg:y1="1.147cm" svg:x2="1.724cm" svg:y2="1.147cm">
            <text:p/>
          </draw:line>
          <draw:line draw:style-name="gr6" draw:layer="layout" svg:x1="0cm" svg:y1="1.588cm" svg:x2="1.724cm" svg:y2="1.588cm">
            <text:p/>
          </draw:line>
          <draw:line draw:style-name="gr7" draw:layer="layout" svg:x1="0cm" svg:y1="0.691cm" svg:x2="1.724cm" svg:y2="0.691cm">
            <text:p/>
          </draw:line>
          <draw:line draw:style-name="gr6" draw:layer="layout" svg:x1="0cm" svg:y1="1.132cm" svg:x2="1.724cm" svg:y2="1.132cm">
            <text:p/>
          </draw:line>
          <draw:line draw:style-name="gr6" draw:layer="layout" svg:x1="0cm" svg:y1="1.574cm" svg:x2="1.724cm" svg:y2="1.574cm">
            <text:p/>
          </draw:line>
          <draw:polygon draw:style-name="gr2" draw:layer="layout" svg:width="1.709cm" svg:height="1.765cm" svg:x="0cm" svg:y="0.235cm" svg:viewBox="0 0 1710 1766" draw:points="0,0 1710,0 1710,1766 0,1766">
            <text:p/>
          </draw:polygon>
          <draw:line draw:style-name="gr8" draw:layer="layout" svg:x1="1.169cm" svg:y1="0.486cm" svg:x2="1.579cm" svg:y2="0.486cm">
            <text:p/>
          </draw:line>
          <draw:line draw:style-name="gr9" draw:layer="layout" svg:x1="1.169cm" svg:y1="0.926cm" svg:x2="1.579cm" svg:y2="0.926cm">
            <text:p/>
          </draw:line>
          <draw:line draw:style-name="gr9" draw:layer="layout" svg:x1="1.169cm" svg:y1="1.368cm" svg:x2="1.579cm" svg:y2="1.368cm">
            <text:p/>
          </draw:line>
          <draw:line draw:style-name="gr9" draw:layer="layout" svg:x1="1.169cm" svg:y1="1.809cm" svg:x2="1.579cm" svg:y2="1.809cm">
            <text:p/>
          </draw:line>
          <draw:line draw:style-name="gr9" draw:layer="layout" svg:x1="1.154cm" svg:y1="0.471cm" svg:x2="1.564cm" svg:y2="0.471cm">
            <text:p/>
          </draw:line>
          <draw:line draw:style-name="gr9" draw:layer="layout" svg:x1="1.154cm" svg:y1="0.912cm" svg:x2="1.564cm" svg:y2="0.912cm">
            <text:p/>
          </draw:line>
          <draw:line draw:style-name="gr9" draw:layer="layout" svg:x1="1.154cm" svg:y1="1.353cm" svg:x2="1.564cm" svg:y2="1.353cm">
            <text:p/>
          </draw:line>
          <draw:line draw:style-name="gr9" draw:layer="layout" svg:x1="1.154cm" svg:y1="1.795cm" svg:x2="1.564cm" svg:y2="1.7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HP Mini</dc:title>
    <meta:creation-date>2011-02-07T16:35:49</meta:creation-date>
    <meta:editing-duration>P0D</meta:editing-duration>
    <meta:editing-cycles>1</meta:editing-cycles>
    <meta:document-statistic meta:object-count="22"/>
    <meta:generator>OpenOffice.org/3.3$Linux OpenOffice.org_project/330m20$Build-9567</meta:generator>
  </office:meta>
</office:document-meta>
</file>